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Arial" fo:font-size="12pt" fo:letter-spacing="normal" style:font-size-asian="12pt" style:font-size-complex="12pt"/>
    </style:style>
    <style:style style:name="P4" style:family="paragraph" style:parent-style-name="Preformatted_20_Text">
      <style:paragraph-properties fo:orphans="2" fo:widows="2"/>
      <style:text-properties style:font-name="Arial"/>
    </style:style>
    <style:style style:name="P5" style:family="paragraph" style:parent-style-name="Preformatted_20_Text">
      <style:paragraph-properties fo:orphans="2" fo:widows="2"/>
      <style:text-properties style:font-name="Arial" fo:font-size="12pt" style:font-size-asian="12pt" style:font-size-complex="12pt"/>
    </style:style>
    <style:style style:name="P6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rk Hollow - Bill Browning</text:p>
      <text:p text:style-name="P4"/>
      <text:p text:style-name="P2">(Walk E <text:s text:c="2"/>F# <text:s/>G#) <text:s/></text:p>
      <text:p text:style-name="P2">A <text:s text:c="19"/>E <text:s text:c="10"/>A <text:s text:c="19"/>s.n. Bass</text:p>
      <text:p text:style-name="P2">I'd rather be in some dark hollow </text:p>
      <text:p text:style-name="P3"><text:s text:c="10"/><text:span text:style-name="T1">A <text:s text:c="20"/>D <text:s text:c="7"/>A</text:span></text:p>
      <text:p text:style-name="P2">Where the sun don't ever shine</text:p>
      <text:p text:style-name="P3"><text:s text:c="8"/><text:span text:style-name="T1">A <text:s text:c="10"/>G <text:s text:c="7"/>D </text:span></text:p>
      <text:p text:style-name="P2">Then to be at home alone and knowin' that you're gone</text:p>
      <text:p text:style-name="P3"><text:s text:c="6"/><text:span text:style-name="T1">A <text:s text:c="18"/>E <text:s text:c="10"/>A</text:span></text:p>
      <text:p text:style-name="P2">Would cause me to lose my mind.</text:p>
      <text:p text:style-name="P5"/>
      <text:p text:style-name="P2">CHORUS:</text:p>
      <text:p text:style-name="P3"><text:s text:c="3"/><text:span text:style-name="T1">A <text:s text:c="19"/>E <text:s text:c="10"/>A</text:span></text:p>
      <text:p text:style-name="P2">So blow your whistle freight train </text:p>
      <text:p text:style-name="P3"><text:s text:c="8"/><text:span text:style-name="T1">A <text:s text:c="11"/>D <text:s text:c="14"/>A</text:span></text:p>
      <text:p text:style-name="P2">Take me far on down the track</text:p>
      <text:p text:style-name="P3"><text:s text:c="4"/><text:span text:style-name="T1">A <text:s text:c="16"/>G <text:s text:c="4"/>D <text:s text:c="8"/></text:span></text:p>
      <text:p text:style-name="P2">I'm going away, I'm leaving today</text:p>
      <text:p text:style-name="P3"><text:s text:c="4"/><text:span text:style-name="T1">A <text:s text:c="16"/>E <text:s text:c="18"/>A</text:span></text:p>
      <text:p text:style-name="P2">I'm goin', but I ain't comin' back.</text:p>
      <text:p text:style-name="P5"/>
      <text:p text:style-name="P5"/>
      <text:p text:style-name="P2">I'd rather be in some dark hollow </text:p>
      <text:p text:style-name="P2">Where the sun don't ever shine</text:p>
      <text:p text:style-name="P2">Then to be in some big city, </text:p>
      <text:p text:style-name="P2">In a small room, with you on my mind.</text:p>
      <text:p text:style-name="P5"/>
      <text:p text:style-name="P2">CHORUS</text:p>
      <text:p text:style-name="P5"/>
      <text:p text:style-name="P2">I'd rather be in some dark hollow </text:p>
      <text:p text:style-name="P2">Where the sun don't ever shine</text:p>
      <text:p text:style-name="P2">Then to see you another man's darlin'</text:p>
      <text:p text:style-name="P2">And to know that you'll never be mine.</text:p>
      <text:p text:style-name="P5"/>
      <text:p text:style-name="P7">CHORUS, repeat last 2 lin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13:58:08</meta:creation-date>
    <meta:document-statistic meta:table-count="0" meta:image-count="0" meta:object-count="0" meta:page-count="1" meta:paragraph-count="29" meta:word-count="156" meta:character-count="966" meta:non-whitespace-character-count="548"/>
    <dc:date>2013-01-12T14:01:18</dc:date>
    <meta:editing-duration>PT3M10S</meta:editing-duration>
    <meta:editing-cycles>1</meta:editing-cycles>
    <meta:generator>LibreOffice/3.4$Unix LibreOffice_project/340m1$Build-302</meta:generator>
  </office:meta>
</office:document-meta>
</file>